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d43cd" officeooo:paragraph-rsid="000d43cd"/>
    </style:style>
    <style:style style:name="P2" style:family="paragraph" style:parent-style-name="Standard">
      <style:text-properties officeooo:paragraph-rsid="000d43cd"/>
    </style:style>
    <style:style style:name="T1" style:family="text">
      <style:text-properties officeooo:rsid="000d43cd"/>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Hello, my name is Amey Tripathi and <text:s/>welcome to my presentation. <text:s/>Today I will be showcasing all the different challenges of the <text:s/>BphO Computational Challenge that I have attempted in Python.</text:p>
      <text:p text:style-name="P1"/>
      <text:p text:style-name="P1">Disclaimer: I will not be displaying all the code today, just the key elements due to time constraints and the QR code provided here and the link in the description should allow you to access all of the code for this challenge. Before I jump in to the challenges I would like to explain the librarires that I have used.</text:p>
      <text:p text:style-name="P1"/>
      <text:p text:style-name="P1">Libraries :</text:p>
      <text:p text:style-name="P2"><text:span text:style-name="T1">Firstly we have Matplotlib which <text:s/></text:span>provides tools for creating static, animated, and interactive visualisations in a wide range of formats. <text:span text:style-name="T1">Primarily used in our program for generating graphs and other visual representations of data.</text:span></text:p>
      <text:p text:style-name="P2"/>
      <text:p text:style-name="P1">Numpy is another library that has been used quite a lot in my program, for elements such as trigonometric calculations and in various functions such as creating evenly spaced angles and generating X and Y coordinates at particular points.</text:p>
      <text:p text:style-name="P1"/>
      <text:p text:style-name="P1">CSV whilst I only used this once, I thought it was worth a mention, essentially provides functionality for working with comma- seperated values </text:p>
      <text:p text:style-name="P1"/>
      <text:p text:style-name="P2"><text:span text:style-name="T1">Scipy which is a library built on top of numpy to assist with much higher level calculations. Some of the modules that it includes are </text:span>optimisation, <text:s/>linear algebra <text:span text:style-name="T1">and</text:span> statistics</text:p>
      <text:p text:style-name="P2"><text:span text:style-name="T1"><text:s/></text:span></text:p>
      <text:p text:style-name="P1"/>
      <text:p text:style-name="P1"/>
      <text:p text:style-name="P1">Challenge 1: </text:p>
      <text:p text:style-name="P2"><text:span text:style-name="T1">pretty straightforward, </text:span><text:s/><text:span text:style-name="T1">It</text:span> reads data from a file ("data.txt") containing distance and orbital period values for <text:span text:style-name="T1">those particular celestial bodies</text:span>, and then calculates and plots the relationship between the distance <text:span text:style-name="T1">which is </text:span><text:s/>raised to the power of 1.5 <text:span text:style-name="T1">(known as XPower)</text:span> and the orbital period. </text:p>
      <text:p text:style-name="P2"/>
      <text:p text:style-name="P2"><text:span text:style-name="T1">Challenge 2:<text:line-break/>Essentially I <text:s/></text:span>generate<text:span text:style-name="T1">d x and y coordinate values from a function that comprised of </text:span>using their respective semi-major axis and eccentricity values <text:span text:style-name="T1">to, these were then plotted and accordingly formed the ellipse that I expected </text:span>. The sun is pl<text:span text:style-name="T1">otted at (0,0) to show that the orbits are around it and </text:span>the planet<text:span text:style-name="T1">ary</text:span> orbit <text:span text:style-name="T1">themselves are displayed</text:span> in a 2D Cartesian coordinate system. </text:p>
      <text:p text:style-name="P2"/>
      <text:p text:style-name="P2"><text:span text:style-name="T1">Challenge 3:</text:span></text:p>
      <text:p text:style-name="P2"><text:s/><text:span text:style-name="T1">for challenge 3, I would like to give a little </text:span>Elliptical Orbit Generation</text:p>
      <text:p text:style-name="P2"/>
      <text:p text:style-name="P2">Plot Setup: A matplotlib figure and axis are created for visualization. The Sun is plotted as a yellow marker at the left focus (0, 0). Elliptical orbits for each planet are generated using the <text:span text:style-name="Source_20_Text">generateEllipsePoints</text:span> function, forming the main structure of the visualization.</text:p>
      <text:p text:style-name="P2"/>
      <text:p text:style-name="P2">Planet Objects and Labels: The code sets up circular markers representing the planets at their respective positions on the orbits. The aspect ratio is set to ensure accurate representation of circular and elliptical shapes. Axes labels and a title are added for context.</text:p>
      <text:p text:style-name="P2"/>
      <text:p text:style-name="P2">Animation Update: The <text:span text:style-name="Source_20_Text">update</text:span> function dynamically updates the positions of the planets on their orbits as the animation progresses through time frames. It calculates the new positions based on the time factor and the pre-calculated orbital speed for each planet.</text:p>
      <text:p text:style-name="P2"><text:soft-page-break/>Animation Creation: The <text:span text:style-name="Source_20_Text">FuncAnimation</text:span> class from Matplotlib is used to create the animation. The <text:span text:style-name="Source_20_Text">update</text:span> function is called iteratively over a specified range of frames. The <text:span text:style-name="Source_20_Text">blit</text:span> parameter enhances performance by redrawing only the changed elements.</text:p>
      <text:p text:style-name="P2">Animation Display: The animation is displayed using <text:span text:style-name="Source_20_Text">plt.show()</text:span>. Grid lines and legends are added to enhance the visualization's clarity.</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roman" style:font-pitch="variable"/>
    <style:font-face style:name="Lohit Devanagari2"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Default_20_Drawing_20_Style" style:display-name="Default Drawing Style" style:family="paragraph">
      <style:paragraph-properties fo:margin-top="0cm" fo:margin-bottom="0cm" style:contextual-spacing="false" style:line-height-at-least="0.353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paragraph-properties fo:margin-top="0cm" fo:margin-bottom="0cm" style:contextual-spacing="false" style:line-height-at-least="0.353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paragraph-properties fo:margin-top="0cm" fo:margin-bottom="0cm" style:contextual-spacing="false" style:line-height-at-least="0.353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text-properties style:font-name="Noto Sans" fo:font-family="'Noto Sans'" style:font-family-generic="roman" style:font-pitch="variable" fo:font-size="44pt" style:font-size-asian="44pt"/>
    </style:style>
    <style:style style:name="Heading_20_A4" style:display-name="Heading A4" style:family="paragraph" style:parent-style-name="A4">
      <style:text-properties style:font-name="Noto Sans" fo:font-family="'Noto Sans'" style:font-family-generic="roman" style:font-pitch="variable" fo:font-size="24pt" style:font-size-asian="24pt"/>
    </style:style>
    <style:style style:name="Text_20_A4" style:display-name="Text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8pt" style:font-size-asian="48pt"/>
    </style:style>
    <style:style style:name="Title_20_A0" style:display-name="Title A0" style:family="paragraph" style:parent-style-name="A4">
      <style:text-properties style:font-name="Noto Sans" fo:font-family="'Noto Sans'" style:font-family-generic="roman" style:font-pitch="variable" fo:font-size="96pt" style:font-size-asian="96pt"/>
    </style:style>
    <style:style style:name="Heading_20_A0" style:display-name="Heading A0" style:family="paragraph" style:parent-style-name="A4">
      <style:text-properties style:font-name="Noto Sans" fo:font-family="'Noto Sans'" style:font-family-generic="roman" style:font-pitch="variable" fo:font-size="72pt" style:font-size-asian="72pt"/>
    </style:style>
    <style:style style:name="Text_20_A0" style:display-name="Text A0" style:family="paragraph" style:parent-style-name="A4">
      <style:text-properties style:font-name="Noto Sans" fo:font-family="'Noto Sans'" style:font-family-generic="roman" style:font-pitch="variable" fo:font-size="18pt" style:font-size-asian="18pt"/>
    </style:style>
    <style:style style:name="Graphic" style:family="paragraph">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text-properties style:font-name="Liberation Sans" fo:font-family="'Liberation Sans'" style:font-family-generic="roman" style:font-pitch="variable" fo:font-size="14pt" fo:font-weight="bold" style:font-size-asian="14pt" style:font-weight-asian="bold"/>
    </style:style>
    <style:style style:name="Fill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text-properties fo:color="#ffffff" loext:opacity="100%" style:font-name="Liberation Sans" fo:font-family="'Liberation Sans'" style:font-family-generic="roman" style:font-pitch="variable" fo:font-size="14pt" fo:font-weight="bold" style:font-size-asian="14pt" style:font-weight-asian="bold"/>
    </style:style>
    <style:style style:name="Outlined" style:family="paragraph" style:parent-style-name="Shapes">
      <style:text-properties style:font-name="Liberation Sans"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text-properties fo:color="#355269" loext:opacity="100%" style:font-name="Liberation Sans"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text-properties fo:color="#127622" loext:opacity="100%" style:font-name="Liberation Sans"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text-properties fo:color="#c9211e" loext:opacity="100%" style:font-name="Liberation Sans"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text-properties fo:color="#b47804" loext:opacity="100%" style:font-name="Liberation Sans" fo:font-family="'Liberation Sans'" style:font-family-generic="roman" style:font-pitch="variable" fo:font-size="14pt" fo:font-weight="bold" style:font-size-asian="14pt" style:font-weight-asian="bold"/>
    </style:style>
    <style:style style:name="Lines" style:family="paragraph" style:parent-style-name="Graphic">
      <style:text-properties style:font-name="Liberation Sans" fo:font-family="'Liberation Sans'" style:font-family-generic="roman" style:font-pitch="variable" fo:font-size="18pt" style:font-size-asian="18pt"/>
    </style:style>
    <style:style style:name="Arrow_20_Line" style:display-name="Arrow Line" style:family="paragraph" style:parent-style-name="Lines">
      <style:text-properties style:font-name="Liberation Sans" fo:font-family="'Liberation Sans'" style:font-family-generic="roman" style:font-pitch="variable" fo:font-size="18pt" style:font-size-asian="18pt"/>
    </style:style>
    <style:style style:name="Dashed_20_Line" style:display-name="Dashed Line" style:family="paragraph" style:parent-style-name="Lines">
      <style:text-properties style:font-name="Liberation Sans" fo:font-family="'Liberation Sans'" style:font-family-generic="roman" style:font-pitch="variable" fo:font-size="18pt" style:font-size-asian="18pt"/>
    </style:style>
    <style:style style:name="Sunset_7e_LT_7e_Gliederung_20_1" style:display-name="Sunset~LT~Gliederung 1" style:family="paragraph">
      <style:paragraph-properties fo:margin-top="0cm" fo:margin-bottom="0.3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unset_7e_LT_7e_Gliederung_20_2" style:display-name="Sunset~LT~Gliederung 2" style:family="paragraph" style:parent-style-name="Sunset_7e_LT_7e_Gliederung_20_1">
      <style:paragraph-properties fo:margin-top="0cm" fo:margin-bottom="0.3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unset_7e_LT_7e_Gliederung_20_3" style:display-name="Sunset~LT~Gliederung 3" style:family="paragraph" style:parent-style-name="Sunset_7e_LT_7e_Gliederung_20_2">
      <style:paragraph-properties fo:margin-top="0cm" fo:margin-bottom="0.22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unset_7e_LT_7e_Gliederung_20_4" style:display-name="Sunset~LT~Gliederung 4" style:family="paragraph" style:parent-style-name="Sunset_7e_LT_7e_Gliederung_20_3">
      <style:paragraph-properties fo:margin-top="0cm" fo:margin-bottom="0.15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unset_7e_LT_7e_Gliederung_20_5" style:display-name="Sunset~LT~Gliederung 5" style:family="paragraph" style:parent-style-name="Sunset_7e_LT_7e_Gliederung_20_4">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unset_7e_LT_7e_Gliederung_20_6" style:display-name="Sunset~LT~Gliederung 6" style:family="paragraph" style:parent-style-name="Sunset_7e_LT_7e_Gliederung_20_5">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unset_7e_LT_7e_Gliederung_20_7" style:display-name="Sunset~LT~Gliederung 7" style:family="paragraph" style:parent-style-name="Sunset_7e_LT_7e_Gliederung_20_6">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unset_7e_LT_7e_Gliederung_20_8" style:display-name="Sunset~LT~Gliederung 8" style:family="paragraph" style:parent-style-name="Sunset_7e_LT_7e_Gliederung_20_7">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unset_7e_LT_7e_Gliederung_20_9" style:display-name="Sunset~LT~Gliederung 9" style:family="paragraph" style:parent-style-name="Sunset_7e_LT_7e_Gliederung_20_8">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unset_7e_LT_7e_Titel" style:display-name="Sunset~LT~Titel" style:family="paragraph">
      <style:paragraph-properties fo:text-align="center" style:justify-single-word="false"/>
      <style:text-properties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name-asian="DejaVu Sans" style:font-family-asian="'DejaVu Sans'" style:font-family-generic-asian="system" style:font-pitch-asian="variable" style:font-size-asian="33pt" style:font-style-asian="normal" style:font-weight-asian="bold" style:font-name-complex="Noto Sans1" style:font-family-complex="'Noto Sans'" style:font-family-generic-complex="system" style:font-pitch-complex="variable" style:font-size-complex="12pt" style:text-emphasize="none"/>
    </style:style>
    <style:style style:name="Sunset_7e_LT_7e_Untertitel" style:display-name="Sunset~LT~Untertitel" style:family="paragraph">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unset_7e_LT_7e_Notizen" style:display-name="Sunset~LT~Notizen" style:family="paragraph">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unset_7e_LT_7e_Hintergrundobjekte" style:display-name="Sunset~LT~Hintergrundobjekte" style:family="paragraph">
      <style:text-properties fo:color="#ffffff" loext:opacity="100%"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Sunset_7e_LT_7e_Hintergrund" style:display-name="Sunset~LT~Hintergr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1" fo:font-family="'Lohit Devanagari'" style:font-family-generic="roman" style:font-pitch="variable" fo:font-size="18pt" style:letter-kerning="true" style:font-size-asian="18pt"/>
    </style:style>
    <style:style style:name="Background_20_objects" style:display-name="Background objects" style:family="paragraph">
      <style:text-properties fo:color="#ffffff" loext:opacity="100%" style:font-name="Liberation Sans" fo:font-family="'Liberation Sans'" style:font-family-generic="roman" style:font-pitch="variable" fo:font-size="14pt" style:letter-kerning="true" style:font-name-asian="DejaVu Sans" style:font-family-asian="'DejaVu Sans'" style:font-family-generic-asian="system" style:font-pitch-asian="variable" style:font-size-asian="14pt" style:font-name-complex="Noto Sans1" style:font-family-complex="'Noto Sans'" style:font-family-generic-complex="system" style:font-pitch-complex="variable" style:font-size-complex="12pt"/>
    </style:style>
    <style:style style:name="Background" style:family="paragraph">
      <style:text-properties style:font-name="Liberation Sans"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paragraph-properties fo:margin-left="0.6cm" fo:margin-right="0cm"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paragraph-properties fo:margin-top="0cm" fo:margin-bottom="0.3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paragraph-properties fo:margin-top="0cm" fo:margin-bottom="0.3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paragraph-properties fo:margin-top="0cm" fo:margin-bottom="0.22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paragraph-properties fo:margin-top="0cm" fo:margin-bottom="0.15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paragraph-properties fo:margin-top="0cm" fo:margin-bottom="0.076cm" style:contextual-spacing="false"/>
      <style:text-properties fo:color="#000000" loext:opacity="100%" style:text-outline="false" style:text-line-through-style="none" style:text-line-through-type="none" style:font-name="Liberation Sans"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paragraph-properties fo:margin-top="0cm" fo:margin-bottom="0cm" style:contextual-spacing="false" style:line-height-at-least="0.353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paragraph-properties fo:margin-top="0cm" fo:margin-bottom="0cm" style:contextual-spacing="false" style:line-height-at-least="0.353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paragraph-properties fo:margin-top="0cm" fo:margin-bottom="0cm" style:contextual-spacing="false" style:line-height-at-least="0.353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paragraph-properties fo:margin-top="0cm" fo:margin-bottom="0cm" style:contextual-spacing="false" style:line-height-at-least="0.353cm"/>
      <style:text-properties fo:color="#ffffff"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0:28:38.174152937</meta:creation-date>
    <dc:date>2023-08-09T15:08:58.060435848</dc:date>
    <meta:editing-duration>PT4H40M20S</meta:editing-duration>
    <meta:editing-cycles>1</meta:editing-cycles>
    <meta:document-statistic meta:table-count="0" meta:image-count="0" meta:object-count="0" meta:page-count="2" meta:paragraph-count="18" meta:word-count="527" meta:character-count="3295" meta:non-whitespace-character-count="2771"/>
    <meta:generator>LibreOffice/7.4.7.2$Linux_X86_64 LibreOffice_project/40$Build-2</meta:generator>
  </office:meta>
</office:document-meta>
</file>